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Arial" fo:font-size="12pt" fo:letter-spacing="normal" fo:font-style="normal" fo:font-weight="normal" officeooo:rsid="000cc097" officeooo:paragraph-rsid="000cc097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d1d5db" loext:opacity="100%" style:font-name="Arial" fo:font-size="12pt" fo:letter-spacing="normal" fo:font-style="normal" fo:font-weight="normal" officeooo:rsid="000cc097" officeooo:paragraph-rsid="000cc097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cc097" officeooo:paragraph-rsid="000cc097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2pt" officeooo:rsid="000cc097" officeooo:paragraph-rsid="000cc097" style:font-size-asian="12pt" style:font-size-complex="12pt"/>
    </style:style>
    <style:style style:name="T1" style:family="text">
      <style:text-properties officeooo:rsid="000cc097"/>
    </style:style>
    <style:style style:name="T2" style:family="text">
      <style:text-properties fo:font-variant="normal" fo:text-transform="none" fo:color="#000000" loext:opacity="100%" style:font-name="S hne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color="#d1d5db" loext:opacity="100%" style:font-name="S hne"/>
    </style:style>
    <style:style style:name="T5" style:family="text">
      <style:text-properties fo:color="#d1d5db" loext:opacity="100%" style:font-name="S hne" fo:font-size="9.60000038146973pt"/>
    </style:style>
    <style:style style:name="T6" style:family="text">
      <style:text-properties style:font-name="S hne"/>
    </style:style>
    <style:style style:name="T7" style:family="text">
      <style:text-properties style:font-name="S hne" fo:font-weight="bold" style:font-weight-asian="bold" style:font-weight-complex="bold"/>
    </style:style>
    <style:style style:name="T8" style:family="text">
      <style:text-properties style:font-name="S hne" fo:font-size="9.60000038146973pt"/>
    </style:style>
    <style:style style:name="T9" style:family="text">
      <style:text-properties fo:font-size="9.60000038146973pt"/>
    </style:style>
    <style:style style:name="T10" style:family="text">
      <style:text-properties fo:color="#000000" loext:opacity="100%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T</text:span>ipos de Sistemas Operacionais</text:h>
      <text:p text:style-name="P4">Lucas Beraldi – 3219.</text:p>
      <text:p text:style-name="P4"/>
      <text:p text:style-name="P4">01 – O que é um sistema BATCH?<text:span text:style-name="T10"><text:line-break/></text:span><text:span text:style-name="T3">Um sistema BATCH se refere a um método de processamento de dados em que as informações são coletadas, agrupadas e processadas em lotes, em vez de serem processadas individualmente ou em tempo real.</text:span></text:p>
      <text:p text:style-name="P4"><text:span text:style-name="T3"/></text:p>
      <text:p text:style-name="P4"><text:span text:style-name="T3">02 – Qual a definição para os Sistemas com múltiplos processadores?</text:span></text:p>
      <text:p text:style-name="P2"><text:span text:style-name="T10">Sistemas com múltiplos processadores, também conhecidos como sistemas multiprocessados ou sistemas de processamento paralelo, são sistemas de computador que contêm mais de um processador.</text:span></text:p>
      <text:p text:style-name="P2"/>
      <text:p text:style-name="P3">03 – Escalabilidade, balanceamento de cargas e disponibilidade fazem parte das atribuições dos múltiplos processadores, defina cada um deles?</text:p>
      <text:p text:style-name="P3">A <text:span text:style-name="T11">escalabilidade</text:span> permite que o sistema cresça para lidar com cargas maiores ou mais tarefas sem perder desempenho. </text:p>
      <text:p text:style-name="P3">O <text:span text:style-name="T11">balanceamento</text:span> de cargas garante que a carga seja distribuída de maneira uniforme entre os processadores para aproveitar todo o potencial do sistema. </text:p>
      <text:p text:style-name="P3">A <text:span text:style-name="T11">disponibilidade</text:span> é fundamental para manter o sistema funcionando mesmo diante de falhas de componentes, garantindo uma experiência contínua para os usuários. </text:p>
      <text:p text:style-name="P3"/>
      <text:p text:style-name="P3">04 – Qual a diferença de sistemas fracamente acoplados e fortemente acoplados? De exemplos desses sistemas.</text:p>
      <text:p text:style-name="P3">A diferença entre sistemas fracamente acoplados e fortemente acoplados está relacionada à maneira como os componentes ou nós de um sistema se comunicam e interagem entre si. Esses termos são frequentemente usados para descrever sistemas de computador distribuídos ou paralel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23:40:52.051000000</meta:creation-date>
    <dc:date>2023-08-29T23:55:04.410000000</dc:date>
    <meta:editing-duration>PT14M14S</meta:editing-duration>
    <meta:editing-cycles>1</meta:editing-cycles>
    <meta:document-statistic meta:table-count="0" meta:image-count="0" meta:object-count="0" meta:page-count="1" meta:paragraph-count="11" meta:word-count="217" meta:character-count="1483" meta:non-whitespace-character-count="1269"/>
    <meta:generator>LibreOffice/7.5.1.2$Windows_X86_64 LibreOffice_project/fcbaee479e84c6cd81291587d2ee68cba099e129</meta:generator>
  </office:meta>
</office:document-meta>
</file>